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tyle="italic" style:font-style-asian="italic" style:font-style-complex="italic" fo:font-size="18pt" style:font-size-asian="18pt" style:font-size-complex="18pt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fos protocole</text:p>
      <text:p text:style-name="Normal">43 quadra de 100m² au total</text:p>
      <text:p text:style-name="Normal">Echantillonage stratifié en fonction de densité populations et d’ouverture du milieu</text:p>
      <text:p text:style-name="P2">Sur R facet dans ggplot</text:p>
      <text:p text:style-name="Normal">Quadra nombre par sites :</text:p>
      <text:p text:style-name="Normal">Vigne au Renard 1-2, 4, 6-10 -&gt; 8</text:p>
      <text:p text:style-name="Normal">Val clavin 1,3-5 - &gt; 4</text:p>
      <text:p text:style-name="Normal">Combe Michaut 1-2, 4-9, 11 -&gt; 9</text:p>
      <text:p text:style-name="Normal">Tete cendree bas 7, 9 -&gt; 2</text:p>
      <text:p text:style-name="Normal">Tete cendree haut 1-3, 5 -&gt; 4</text:p>
      <text:p text:style-name="P3">« obs session »<text:s/></text:p>
      <text:p text:style-name="Normal">Au max 6 observateurs par quadrat et par session</text:p>
      <text:p text:style-name="Normal">Info de quel observateur a participé à quel quadra et session</text:p>
      <text:p text:style-name="P4">« detections_individuelles_verifsTC+LD_18dec » :<text:s/></text:p>
      <text:p text:style-name="Normal">3 sessions de terrain : « session »</text:p>
      <text:p text:style-name="Normal">5 sites : « site »</text:p>
      <text:p text:style-name="Normal">Première du 22 au 24 mai 2024 : « date »</text:p>
      <text:p text:style-name="Normal">Deuxième du 03 au 05 mai 2024</text:p>
      <text:p text:style-name="Normal">Troisième du 02 au 04 juillet 2024</text:p>
      <text:p text:style-name="Normal">11 quadra « numero_quadrat »</text:p>
      <text:p text:style-name="Normal">« id_quadrat » acronyme site + numéro quadra</text:p>
      <text:p text:style-name="P5">« marquage »<text:s/>Le marquage des individus correspond à un<text:s/>numéro généré aléatoirement.</text:p>
      <text:p text:style-name="Normal">« ID_ind » fusion id quadrat avec marquage</text:p>
      <text:p text:style-name="Normal">« observateur » nom de l’observateur</text:p>
      <text:p text:style-name="Normal">Observations entre 10 et 15 minutes (pour garantir effort d’échantillonages équivalents et suffisants</text:p>
      <text:p text:style-name="Normal">Ensuite stade phéno indiv « juv » « non_fleuri » « fleur » « fleurs_fanees » « fruit »</text:p>
      <text:p text:style-name="P6">Critère juvéniles ? critère en général du passage d’une phénologie à une autre</text:p>
      <text:p text:style-name="P7">« adéquation » même observation/non par contrôleur : comment ça fonctionne ?</text:p>
      <text:p text:style-name="Normal">« L’étude ayant impliqué la construction de quadrats vides, ces derniers sont retirés</text:p>
      <text:p text:style-name="Normal">des jeux de données ayant servi aux analyses. Une analyse exploratoire visant à</text:p>
      <text:soft-page-break/>
      <text:p text:style-name="Normal">comparer l’adéquation des modèles (AIC et diagnostic avec « DHARMa ») avec et sans</text:p>
      <text:p text:style-name="Normal">les quadrats vides est menée. L’adéquation des modèles sans les quadrats vides est</text:p>
      <text:p text:style-name="Normal">bien meilleure que celle des modèles les incluant, ce qui a déterminé le choix de les</text:p>
      <text:p text:style-name="Normal">exclure des analyses. »</text:p>
      <text:p text:style-name="Normal"><draw:frame draw:style-name="a0" draw:name="Image 1" text:anchor-type="as-char" svg:x="0in" svg:y="0in" svg:width="6.26806in" svg:height="0.61597in" style:rel-width="scale" style:rel-height="scale"><draw:image xlink:href="media/image1.png" xlink:type="simple" xlink:show="embed" xlink:actuate="onLoad"/><svg:title/><svg:desc/></draw:frame></text:p>
      <text:p text:style-name="P8">« Experience des observateurs » :<text:s/></text:p>
      <text:p text:style-name="Normal">35 observateurs</text:p>
      <text:p text:style-name="Normal">Participation à l’observation des quadras par session et total session</text:p>
      <text:p text:style-name="P9">On ne sait pas ce que sont les colonnes A-E notées entre 1 et 10 et les colonnes VC-TCh entre 0 et 1</text:p>
      <text:p text:style-name="Normal">A posteriori : Auto-notation<text:s/>des observateurs sur leurs connaissances du sabot de vénus</text:p>
      <text:p text:style-name="Normal">A priori : Au – un représentant de chaque niveau d’expérience (naïf, intermédiaire, expert) ; observateur différent sur<text:s/>les mêmes sites<text:s/>entre sessions ; prise en compte évolution de compétence si observateur participe à beaucoup de relevés</text:p>
      <text:p text:style-name="Normal"/>
      <text:p text:style-name="Normal"/>
      <text:p text:style-name="P10"/>
      <text:p text:style-name="P11">« Taille et phéno vérif » :<text:s/></text:p>
      <text:p text:style-name="Normal">Phénologie et taille par session</text:p>
      <text:p text:style-name="P12">Nb fleur et nb fruit juste 0 ou 1 donc présence absence ?</text:p>
      <text:p text:style-name="Normal">un seul observateur pour ce tableau ?</text:p>
      <text:p text:style-name="P13">Pas de phénologie fanée ou fruit</text:p>
      <text:p text:style-name="Normal"/>
      <text:p text:style-name="P14"/>
      <text:p text:style-name="P15">« Recouvrement » :<text:s/></text:p>
      <text:p text:style-name="P16">Que 4 sites pas tête cendrée bas</text:p>
      <text:p text:style-name="Normal">Pas de dates : une seule prise<text:s/></text:p>
      <text:p text:style-name="Normal"><text:span text:style-name="T17">Une seule date : laquelle ?</text:span><text:s/>Des mesures de covariables de végétation sont réalisées lors de la session 2 (début Juin). À cette période, le maximum de développement de la végétation est atteint<text:span text:style-name="T18"><text:s/></text:span>selon les experts du territoire</text:p>
      <text:p text:style-name="Normal">5 strates de recouvrement végétal,<text:s/><text:span text:style-name="T19">critères différence strates ?</text:span><text:span text:style-name="T20"><text:s/></text:span>Recouvrement de chaque strate dans chaque quadrat.<text:s/>Ces mesures s’appuient sur le Guide de terrain pour la réalisation<text:s/><text:soft-page-break/>des relevés phytosociologiques de L. DELASSUS publié en 2015. Sont concernées les strates de végétation suivantes :</text:p>
      <text:p text:style-name="Normal">o Muscinale, au sol.</text:p>
      <text:p text:style-name="Normal">o Herbacée, inferieure à 1 m de hauteur.</text:p>
      <text:p text:style-name="Normal">o Arbustive basse, entre 1 et 3 m de hauteur.</text:p>
      <text:p text:style-name="Normal">o Arbustive supérieure, entre 3 et 7 mètre de hauteur.</text:p>
      <text:p text:style-name="Normal">o Arborescente, supérieure à 7 m de hauteur.</text:p>
      <text:p text:style-name="Normal"/>
      <text:p text:style-name="Normal">Tete cendree 11 quadra</text:p>
      <text:p text:style-name="Normal">Vignes au renard 12 quadra</text:p>
      <text:p text:style-name="Normal">Val clavin 6 quadra</text:p>
      <text:p text:style-name="Normal">Combe michaut 14 quadra</text:p>
      <text:p text:style-name="Normal">Tete cendree haut 11 quadra</text:p>
      <text:p text:style-name="P21">Différence entre nombre quadra et nombre de quadra des autres tableaux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ladriel Fourtier</meta:initial-creator>
    <dc:creator>Galadriel Fourtier</dc:creator>
    <meta:creation-date>2025-11-03T14:38:00Z</meta:creation-date>
    <dc:date>2025-11-12T16:02:00Z</dc:date>
    <meta:template xlink:href="Normal.dotm" xlink:type="simple"/>
    <meta:editing-cycles>15</meta:editing-cycles>
    <meta:editing-duration>PT15480S</meta:editing-duration>
    <meta:document-statistic meta:page-count="3" meta:paragraph-count="6" meta:word-count="530" meta:character-count="3445" meta:row-count="24" meta:non-whitespace-character-count="2921"/>
  </office:meta>
</office:document-meta>
</file>